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Tiro Bangla" svg:font-family="'Tiro Bangl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ro Bangla1" svg:font-family="'Tiro Bangla'" style:font-family-generic="system" style:font-pitch="variable"/>
  </office:font-face-decls>
  <office:automatic-styles>
    <style:style style:name="Table1" style:family="table">
      <style:table-properties style:width="8.25in" fo:margin-left="-0.75in" fo:margin-top="0in" fo:margin-bottom="0in" fo:break-before="auto" fo:break-after="auto" table:align="left"/>
    </style:style>
    <style:style style:name="Table1.A" style:family="table-column">
      <style:table-column-properties style:column-width="4.1042in"/>
    </style:style>
    <style:style style:name="Table1.B" style:family="table-column">
      <style:table-column-properties style:column-width="4.1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-left="2.25pt solid #ffffff" fo:border-right="6pt solid #ffffff" fo:border-top="2.25pt solid #ffffff" fo:border-bottom="2.25pt solid #ffffff">
        <style:background-image/>
      </style:table-cell-properties>
    </style:style>
    <style:style style:name="Table1.B1" style:family="table-cell">
      <style:table-cell-properties style:vertical-align="" fo:background-color="#efefef" fo:padding="0.0694in" fo:border-left="6pt solid #ffffff" fo:border-right="2.25pt solid #ffffff" fo:border-top="2.25pt solid #ffffff" fo:border-bottom="2.25pt solid #ffffff">
        <style:background-image/>
      </style:table-cell-properties>
    </style:style>
    <style:style style:name="Table1.A2" style:family="table-cell">
      <style:table-cell-properties style:vertical-align="" fo:background-color="#1e1e1e" fo:padding="0.0694in" fo:border-left="2.25pt solid #ffffff" fo:border-right="6pt solid #ffffff" fo:border-top="2.25pt solid #ffffff" fo:border-bottom="2.25pt solid #ffffff">
        <style:background-image/>
      </style:table-cell-properties>
    </style:style>
    <style:style style:name="Table1.B2" style:family="table-cell">
      <style:table-cell-properties style:vertical-align="" fo:background-color="#1e1e1e" fo:padding="0.0694in" fo:border-left="6pt solid #ffffff" fo:border-right="2.25pt solid #ffffff" fo:border-top="2.25pt solid #ffffff" fo:border-bottom="2.25pt solid #ffffff">
        <style:background-image/>
      </style:table-cell-properties>
    </style:style>
    <style:style style:name="Table2" style:family="table">
      <style:table-properties style:width="6.7681in" fo:margin-left="0in" fo:margin-top="0in" fo:margin-bottom="0in" table:align="left"/>
    </style:style>
    <style:style style:name="Table2.A" style:family="table-column">
      <style:table-column-properties style:column-width="6.7681in"/>
    </style:style>
    <style:style style:name="Table2.1" style:family="table-row">
      <style:table-row-properties style:min-row-height="1.0639in" fo:keep-together="auto"/>
    </style:style>
    <style:style style:name="Table2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3" style:family="table">
      <style:table-properties style:width="6.7681in" fo:margin-left="0in" fo:margin-top="0in" fo:margin-bottom="0in" table:align="left" style:writing-mode="lr-tb"/>
    </style:style>
    <style:style style:name="Table3.A" style:family="table-column">
      <style:table-column-properties style:column-width="6.7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4" style:family="table">
      <style:table-properties style:width="7in" fo:margin-left="0in" fo:margin-top="0in" fo:margin-bottom="0in" table:align="left"/>
    </style:style>
    <style:style style:name="Table4.A" style:family="table-column">
      <style:table-column-properties style:column-width="7in"/>
    </style:style>
    <style:style style:name="Table4.1" style:family="table-row">
      <style:table-row-properties style:min-row-height="0.3229in" fo:keep-together="auto"/>
    </style:style>
    <style:style style:name="Table4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5" style:family="table">
      <style:table-properties style:width="7in" fo:margin-left="0in" fo:margin-top="0in" fo:margin-bottom="0in" table:align="left"/>
    </style:style>
    <style:style style:name="Table5.A" style:family="table-column">
      <style:table-column-properties style:column-width="7in"/>
    </style:style>
    <style:style style:name="Table5.1" style:family="table-row">
      <style:table-row-properties style:min-row-height="0.3229in" fo:keep-together="auto"/>
    </style:style>
    <style:style style:name="Table5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6" style:family="table">
      <style:table-properties style:width="6.9792in" fo:margin-left="0.0208in" fo:margin-top="0in" fo:margin-bottom="0in" table:align="left"/>
    </style:style>
    <style:style style:name="Table6.A" style:family="table-column">
      <style:table-column-properties style:column-width="3.4785in"/>
    </style:style>
    <style:style style:name="Table6.B" style:family="table-column">
      <style:table-column-properties style:column-width="3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1c4587" fo:padding="0.0694in" fo:border="1pt solid #999999">
        <style:background-image/>
      </style:table-cell-properties>
    </style:style>
    <style:style style:name="Table6.B1" style:family="table-cell">
      <style:table-cell-properties style:vertical-align="" fo:background-color="#38761d" fo:padding="0.0694in" fo:border="1pt solid #999999">
        <style:background-image/>
      </style:table-cell-properties>
    </style:style>
    <style:style style:name="Table6.A2" style:family="table-cell">
      <style:table-cell-properties style:vertical-align="" fo:padding="0.0694in" fo:border="1pt solid #999999"/>
    </style:style>
    <style:style style:name="Table6.B2" style:family="table-cell">
      <style:table-cell-properties style:vertical-align="" fo:padding="0.0694in" fo:border="1pt solid #999999"/>
    </style:style>
    <style:style style:name="Table6.A3" style:family="table-cell">
      <style:table-cell-properties style:vertical-align="" fo:padding="0.0694in" fo:border="1pt solid #999999"/>
    </style:style>
    <style:style style:name="Table6.B3" style:family="table-cell">
      <style:table-cell-properties style:vertical-align="" fo:padding="0.0694in" fo:border="1pt solid #999999"/>
    </style:style>
    <style:style style:name="Table6.A4" style:family="table-cell">
      <style:table-cell-properties style:vertical-align="" fo:padding="0.0694in" fo:border="1pt solid #999999"/>
    </style:style>
    <style:style style:name="Table6.B4" style:family="table-cell">
      <style:table-cell-properties style:vertical-align="" fo:padding="0.0694in" fo:border="1pt solid #999999"/>
    </style:style>
    <style:style style:name="Table6.A5" style:family="table-cell">
      <style:table-cell-properties style:vertical-align="" fo:padding="0.0694in" fo:border="1pt solid #999999"/>
    </style:style>
    <style:style style:name="Table6.B5" style:family="table-cell">
      <style:table-cell-properties style:vertical-align="" fo:padding="0.0694in" fo:border="1pt solid #999999"/>
    </style:style>
    <style:style style:name="Table6.A6" style:family="table-cell">
      <style:table-cell-properties style:vertical-align="" fo:padding="0.0694in" fo:border="1pt solid #999999"/>
    </style:style>
    <style:style style:name="Table6.B6" style:family="table-cell">
      <style:table-cell-properties style:vertical-align="" fo:padding="0.0694in" fo:border="1pt solid #999999"/>
    </style:style>
    <style:style style:name="Table6.A7" style:family="table-cell">
      <style:table-cell-properties style:vertical-align="" fo:padding="0.0694in" fo:border="1pt solid #999999"/>
    </style:style>
    <style:style style:name="Table6.B7" style:family="table-cell">
      <style:table-cell-properties style:vertical-align="" fo:padding="0.0694in" fo:border="1pt solid #999999"/>
    </style:style>
    <style:style style:name="Table6.A8" style:family="table-cell">
      <style:table-cell-properties style:vertical-align="" fo:padding="0.0694in" fo:border="1pt solid #999999"/>
    </style:style>
    <style:style style:name="Table6.B8" style:family="table-cell">
      <style:table-cell-properties style:vertical-align="" fo:padding="0.0694in" fo:border="1pt solid #999999"/>
    </style:style>
    <style:style style:name="Table7" style:family="table">
      <style:table-properties style:width="7in" fo:margin-left="0in" fo:margin-top="0in" fo:margin-bottom="0in" table:align="left"/>
    </style:style>
    <style:style style:name="Table7.A" style:family="table-column">
      <style:table-column-properties style:column-width="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075in" fo:padding-right="0.075in" fo:padding-top="0in" fo:padding-bottom="0in" fo:border="1pt solid #000000">
        <style:background-image/>
      </style:table-cell-properties>
    </style:style>
    <style:style style:name="Table8" style:family="table">
      <style:table-properties style:width="6.7681in" fo:margin-left="0in" fo:margin-top="0in" fo:margin-bottom="0in" table:align="left"/>
    </style:style>
    <style:style style:name="Table8.A" style:family="table-column">
      <style:table-column-properties style:column-width="6.7681in"/>
    </style:style>
    <style:style style:name="Table8.1" style:family="table-row">
      <style:table-row-properties style:min-row-height="1.0639in" fo:keep-together="auto"/>
    </style:style>
    <style:style style:name="Table8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9" style:family="table">
      <style:table-properties style:width="6.7681in" fo:margin-left="0in" fo:margin-top="0in" fo:margin-bottom="0in" table:align="left" style:writing-mode="lr-tb"/>
    </style:style>
    <style:style style:name="Table9.A" style:family="table-column">
      <style:table-column-properties style:column-width="6.768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10" style:family="table">
      <style:table-properties style:width="7in" fo:margin-left="0in" fo:margin-top="0in" fo:margin-bottom="0in" table:align="left"/>
    </style:style>
    <style:style style:name="Table10.A" style:family="table-column">
      <style:table-column-properties style:column-width="7in"/>
    </style:style>
    <style:style style:name="Table10.1" style:family="table-row">
      <style:table-row-properties style:min-row-height="0.3229in" fo:keep-together="auto"/>
    </style:style>
    <style:style style:name="Table10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11" style:family="table">
      <style:table-properties style:width="6.9792in" fo:margin-left="0.0208in" fo:margin-top="0in" fo:margin-bottom="0in" table:align="left"/>
    </style:style>
    <style:style style:name="Table11.A" style:family="table-column">
      <style:table-column-properties style:column-width="3.4785in"/>
    </style:style>
    <style:style style:name="Table11.B" style:family="table-column">
      <style:table-column-properties style:column-width="3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1c4587" fo:padding="0.0694in" fo:border="1pt solid #999999">
        <style:background-image/>
      </style:table-cell-properties>
    </style:style>
    <style:style style:name="Table11.B1" style:family="table-cell">
      <style:table-cell-properties style:vertical-align="" fo:background-color="#38761d" fo:padding="0.0694in" fo:border="1pt solid #999999">
        <style:background-image/>
      </style:table-cell-properties>
    </style:style>
    <style:style style:name="Table11.A2" style:family="table-cell">
      <style:table-cell-properties style:vertical-align="" fo:padding="0.0694in" fo:border="1pt solid #999999"/>
    </style:style>
    <style:style style:name="Table11.B2" style:family="table-cell">
      <style:table-cell-properties style:vertical-align="" fo:padding="0.0694in" fo:border="1pt solid #999999"/>
    </style:style>
    <style:style style:name="Table11.A3" style:family="table-cell">
      <style:table-cell-properties style:vertical-align="" fo:padding="0.0694in" fo:border="1pt solid #999999"/>
    </style:style>
    <style:style style:name="Table11.B3" style:family="table-cell">
      <style:table-cell-properties style:vertical-align="" fo:padding="0.0694in" fo:border="1pt solid #999999"/>
    </style:style>
    <style:style style:name="Table11.4" style:family="table-row">
      <style:table-row-properties style:min-row-height="0.3153in" fo:keep-together="auto"/>
    </style:style>
    <style:style style:name="Table11.A4" style:family="table-cell">
      <style:table-cell-properties style:vertical-align="" fo:padding="0.0694in" fo:border="1pt solid #999999"/>
    </style:style>
    <style:style style:name="Table11.B4" style:family="table-cell">
      <style:table-cell-properties style:vertical-align="" fo:padding="0.0694in" fo:border="1pt solid #999999"/>
    </style:style>
    <style:style style:name="Table11.A5" style:family="table-cell">
      <style:table-cell-properties style:vertical-align="" fo:padding="0.0694in" fo:border="1pt solid #999999"/>
    </style:style>
    <style:style style:name="Table11.B5" style:family="table-cell">
      <style:table-cell-properties style:vertical-align="" fo:padding="0.0694in" fo:border="1pt solid #999999"/>
    </style:style>
    <style:style style:name="Table11.A6" style:family="table-cell">
      <style:table-cell-properties style:vertical-align="" fo:padding="0.0694in" fo:border="1pt solid #999999"/>
    </style:style>
    <style:style style:name="Table11.B6" style:family="table-cell">
      <style:table-cell-properties style:vertical-align="" fo:padding="0.0694in" fo:border="1pt solid #999999"/>
    </style:style>
    <style:style style:name="Table11.A7" style:family="table-cell">
      <style:table-cell-properties style:vertical-align="" fo:padding="0.0694in" fo:border="1pt solid #999999"/>
    </style:style>
    <style:style style:name="Table11.B7" style:family="table-cell">
      <style:table-cell-properties style:vertical-align="" fo:padding="0.0694in" fo:border="1pt solid #999999"/>
    </style:style>
    <style:style style:name="Table12" style:family="table">
      <style:table-properties style:width="7in" fo:margin-left="0in" fo:margin-top="0in" fo:margin-bottom="0in" table:align="left"/>
    </style:style>
    <style:style style:name="Table12.A" style:family="table-column">
      <style:table-column-properties style:column-width="7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0000" fo:padding-left="0.075in" fo:padding-right="0.075in" fo:padding-top="0in" fo:padding-bottom="0in" fo:border="1pt solid #000000">
        <style:background-image/>
      </style:table-cell-properties>
    </style:style>
    <style:style style:name="Table13" style:family="table">
      <style:table-properties style:width="6.7681in" fo:margin-left="0in" fo:margin-top="0in" fo:margin-bottom="0in" table:align="left"/>
    </style:style>
    <style:style style:name="Table13.A" style:family="table-column">
      <style:table-column-properties style:column-width="6.7681in"/>
    </style:style>
    <style:style style:name="Table13.1" style:family="table-row">
      <style:table-row-properties style:min-row-height="1.0639in" fo:keep-together="auto"/>
    </style:style>
    <style:style style:name="Table13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14" style:family="table">
      <style:table-properties style:width="6.7681in" fo:margin-left="0in" fo:margin-top="0in" fo:margin-bottom="0in" table:align="left" style:writing-mode="lr-tb"/>
    </style:style>
    <style:style style:name="Table14.A" style:family="table-column">
      <style:table-column-properties style:column-width="6.768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15" style:family="table">
      <style:table-properties style:width="7in" fo:margin-left="0in" fo:margin-top="0in" fo:margin-bottom="0in" table:align="left"/>
    </style:style>
    <style:style style:name="Table15.A" style:family="table-column">
      <style:table-column-properties style:column-width="7in"/>
    </style:style>
    <style:style style:name="Table15.1" style:family="table-row">
      <style:table-row-properties style:min-row-height="0.3229in" fo:keep-together="auto"/>
    </style:style>
    <style:style style:name="Table15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16" style:family="table">
      <style:table-properties style:width="6.9792in" fo:margin-left="0.0208in" fo:margin-top="0in" fo:margin-bottom="0in" table:align="left"/>
    </style:style>
    <style:style style:name="Table16.A" style:family="table-column">
      <style:table-column-properties style:column-width="4.7389in"/>
    </style:style>
    <style:style style:name="Table16.B" style:family="table-column">
      <style:table-column-properties style:column-width="2.2396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1c4587" fo:padding="0.0694in" fo:border="1pt solid #999999">
        <style:background-image/>
      </style:table-cell-properties>
    </style:style>
    <style:style style:name="Table16.B1" style:family="table-cell">
      <style:table-cell-properties style:vertical-align="" fo:background-color="#38761d" fo:padding="0.0694in" fo:border="1pt solid #999999">
        <style:background-image/>
      </style:table-cell-properties>
    </style:style>
    <style:style style:name="Table16.2" style:family="table-row">
      <style:table-row-properties style:min-row-height="0.5924in" fo:keep-together="auto"/>
    </style:style>
    <style:style style:name="Table16.A2" style:family="table-cell">
      <style:table-cell-properties style:vertical-align="" fo:padding="0.0694in" fo:border="1pt solid #999999"/>
    </style:style>
    <style:style style:name="Table16.B2" style:family="table-cell">
      <style:table-cell-properties style:vertical-align="" fo:padding="0.0694in" fo:border="1pt solid #999999"/>
    </style:style>
    <style:style style:name="Table16.A3" style:family="table-cell">
      <style:table-cell-properties style:vertical-align="" fo:padding="0.0694in" fo:border="1pt solid #999999"/>
    </style:style>
    <style:style style:name="Table16.B3" style:family="table-cell">
      <style:table-cell-properties style:vertical-align="" fo:padding="0.0694in" fo:border="1pt solid #999999"/>
    </style:style>
    <style:style style:name="Table16.A4" style:family="table-cell">
      <style:table-cell-properties style:vertical-align="" fo:padding="0.0694in" fo:border="1pt solid #999999"/>
    </style:style>
    <style:style style:name="Table16.B4" style:family="table-cell">
      <style:table-cell-properties style:vertical-align="" fo:padding="0.0694in" fo:border="1pt solid #999999"/>
    </style:style>
    <style:style style:name="Table16.A5" style:family="table-cell">
      <style:table-cell-properties style:vertical-align="" fo:padding="0.0694in" fo:border="1pt solid #999999"/>
    </style:style>
    <style:style style:name="Table16.B5" style:family="table-cell">
      <style:table-cell-properties style:vertical-align="" fo:padding="0.0694in" fo:border="1pt solid #999999"/>
    </style:style>
    <style:style style:name="Table17" style:family="table">
      <style:table-properties style:width="7in" fo:margin-left="0in" fo:margin-top="0in" fo:margin-bottom="0in" table:align="left"/>
    </style:style>
    <style:style style:name="Table17.A" style:family="table-column">
      <style:table-column-properties style:column-width="7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0000" fo:padding-left="0.075in" fo:padding-right="0.075in" fo:padding-top="0in" fo:padding-bottom="0in" fo:border="1pt solid #000000">
        <style:background-image/>
      </style:table-cell-properties>
    </style:style>
    <style:style style:name="Table18" style:family="table">
      <style:table-properties style:width="6.7681in" fo:margin-left="0in" fo:margin-top="0in" fo:margin-bottom="0in" table:align="left"/>
    </style:style>
    <style:style style:name="Table18.A" style:family="table-column">
      <style:table-column-properties style:column-width="6.7681in"/>
    </style:style>
    <style:style style:name="Table18.1" style:family="table-row">
      <style:table-row-properties style:min-row-height="1.0639in" fo:keep-together="auto"/>
    </style:style>
    <style:style style:name="Table18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19" style:family="table">
      <style:table-properties style:width="6.7681in" fo:margin-left="0in" fo:margin-top="0in" fo:margin-bottom="0in" table:align="left" style:writing-mode="lr-tb"/>
    </style:style>
    <style:style style:name="Table19.A" style:family="table-column">
      <style:table-column-properties style:column-width="6.768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20" style:family="table">
      <style:table-properties style:width="7in" fo:margin-left="0in" fo:margin-top="0in" fo:margin-bottom="0in" table:align="left"/>
    </style:style>
    <style:style style:name="Table20.A" style:family="table-column">
      <style:table-column-properties style:column-width="7in"/>
    </style:style>
    <style:style style:name="Table20.1" style:family="table-row">
      <style:table-row-properties style:min-row-height="0.3229in" fo:keep-together="auto"/>
    </style:style>
    <style:style style:name="Table20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21" style:family="table">
      <style:table-properties style:width="7in" fo:margin-left="0in" fo:margin-top="0in" fo:margin-bottom="0in" table:align="left"/>
    </style:style>
    <style:style style:name="Table21.A" style:family="table-column">
      <style:table-column-properties style:column-width="3.9375in"/>
    </style:style>
    <style:style style:name="Table21.B" style:family="table-column">
      <style:table-column-properties style:column-width="3.0618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#1c4587" fo:padding="0.0694in" fo:border="1pt solid #999999">
        <style:background-image/>
      </style:table-cell-properties>
    </style:style>
    <style:style style:name="Table21.B1" style:family="table-cell">
      <style:table-cell-properties style:vertical-align="middle" fo:background-color="#38761d" fo:padding="0.0694in" fo:border="1pt solid #999999">
        <style:background-image/>
      </style:table-cell-properties>
    </style:style>
    <style:style style:name="Table21.A2" style:family="table-cell">
      <style:table-cell-properties style:vertical-align="middle" fo:padding="0.0694in" fo:border="1pt solid #999999"/>
    </style:style>
    <style:style style:name="Table21.B2" style:family="table-cell">
      <style:table-cell-properties style:vertical-align="middle" fo:padding="0.0694in" fo:border="1pt solid #999999"/>
    </style:style>
    <style:style style:name="Table21.A3" style:family="table-cell">
      <style:table-cell-properties style:vertical-align="middle" fo:padding="0.0694in" fo:border="1pt solid #999999"/>
    </style:style>
    <style:style style:name="Table21.B3" style:family="table-cell">
      <style:table-cell-properties style:vertical-align="middle" fo:padding="0.0694in" fo:border="1pt solid #999999"/>
    </style:style>
    <style:style style:name="Table21.A4" style:family="table-cell">
      <style:table-cell-properties style:vertical-align="middle" fo:padding="0.0694in" fo:border="1pt solid #999999"/>
    </style:style>
    <style:style style:name="Table21.B4" style:family="table-cell">
      <style:table-cell-properties style:vertical-align="middle" fo:padding="0.0694in" fo:border="1pt solid #999999"/>
    </style:style>
    <style:style style:name="Table21.A5" style:family="table-cell">
      <style:table-cell-properties style:vertical-align="middle" fo:padding="0.0694in" fo:border="1pt solid #999999"/>
    </style:style>
    <style:style style:name="Table21.B5" style:family="table-cell">
      <style:table-cell-properties style:vertical-align="middle" fo:padding="0.0694in" fo:border="1pt solid #999999"/>
    </style:style>
    <style:style style:name="Table21.A6" style:family="table-cell">
      <style:table-cell-properties style:vertical-align="middle" fo:padding="0.0694in" fo:border="1pt solid #999999"/>
    </style:style>
    <style:style style:name="Table21.B6" style:family="table-cell">
      <style:table-cell-properties style:vertical-align="middle" fo:padding="0.0694in" fo:border="1pt solid #999999"/>
    </style:style>
    <style:style style:name="Table21.A7" style:family="table-cell">
      <style:table-cell-properties style:vertical-align="middle" fo:padding="0.0694in" fo:border="1pt solid #999999"/>
    </style:style>
    <style:style style:name="Table21.B7" style:family="table-cell">
      <style:table-cell-properties style:vertical-align="middle" fo:padding="0.0694in" fo:border="1pt solid #999999"/>
    </style:style>
    <style:style style:name="Table21.A8" style:family="table-cell">
      <style:table-cell-properties style:vertical-align="middle" fo:padding="0.0694in" fo:border="1pt solid #999999"/>
    </style:style>
    <style:style style:name="Table21.B8" style:family="table-cell">
      <style:table-cell-properties style:vertical-align="middle" fo:padding="0.0694in" fo:border="1pt solid #999999"/>
    </style:style>
    <style:style style:name="Table22" style:family="table">
      <style:table-properties style:width="7in" fo:margin-left="0in" fo:margin-top="0in" fo:margin-bottom="0in" table:align="left"/>
    </style:style>
    <style:style style:name="Table22.A" style:family="table-column">
      <style:table-column-properties style:column-width="7in"/>
    </style:style>
    <style:style style:name="Table22.1" style:family="table-row">
      <style:table-row-properties style:min-row-height="2.6667in" fo:keep-together="auto"/>
    </style:style>
    <style:style style:name="Table22.A1" style:family="table-cell">
      <style:table-cell-properties fo:background-color="#000000" fo:padding-left="0.075in" fo:padding-right="0.075in" fo:padding-top="0in" fo:padding-bottom="0in" fo:border="1pt solid #000000">
        <style:background-image/>
      </style:table-cell-properties>
    </style:style>
    <style:style style:name="Table23" style:family="table">
      <style:table-properties style:width="6.7681in" fo:margin-left="0in" fo:margin-top="0in" fo:margin-bottom="0in" table:align="left"/>
    </style:style>
    <style:style style:name="Table23.A" style:family="table-column">
      <style:table-column-properties style:column-width="6.7681in"/>
    </style:style>
    <style:style style:name="Table23.1" style:family="table-row">
      <style:table-row-properties style:min-row-height="1.0639in" fo:keep-together="auto"/>
    </style:style>
    <style:style style:name="Table23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24" style:family="table">
      <style:table-properties style:width="6.7681in" fo:margin-left="0in" fo:margin-top="0in" fo:margin-bottom="0in" table:align="left" style:writing-mode="lr-tb"/>
    </style:style>
    <style:style style:name="Table24.A" style:family="table-column">
      <style:table-column-properties style:column-width="6.768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25" style:family="table">
      <style:table-properties style:width="7in" fo:margin-left="0in" fo:margin-top="0in" fo:margin-bottom="0in" table:align="left"/>
    </style:style>
    <style:style style:name="Table25.A" style:family="table-column">
      <style:table-column-properties style:column-width="7in"/>
    </style:style>
    <style:style style:name="Table25.1" style:family="table-row">
      <style:table-row-properties style:min-row-height="0.3229in" fo:keep-together="auto"/>
    </style:style>
    <style:style style:name="Table25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26" style:family="table">
      <style:table-properties style:width="6.9792in" fo:margin-left="0.0208in" fo:margin-top="0in" fo:margin-bottom="0in" table:align="left"/>
    </style:style>
    <style:style style:name="Table26.A" style:family="table-column">
      <style:table-column-properties style:column-width="3.9479in"/>
    </style:style>
    <style:style style:name="Table26.B" style:family="table-column">
      <style:table-column-properties style:column-width="3.0306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background-color="#1c4587" fo:padding="0.0694in" fo:border="1pt solid #999999">
        <style:background-image/>
      </style:table-cell-properties>
    </style:style>
    <style:style style:name="Table26.B1" style:family="table-cell">
      <style:table-cell-properties style:vertical-align="middle" fo:background-color="#38761d" fo:padding="0.0694in" fo:border="1pt solid #999999">
        <style:background-image/>
      </style:table-cell-properties>
    </style:style>
    <style:style style:name="Table26.A2" style:family="table-cell">
      <style:table-cell-properties style:vertical-align="middle" fo:padding="0.0694in" fo:border="1pt solid #999999"/>
    </style:style>
    <style:style style:name="Table26.B2" style:family="table-cell">
      <style:table-cell-properties style:vertical-align="middle" fo:padding="0.0694in" fo:border="1pt solid #999999"/>
    </style:style>
    <style:style style:name="Table26.3" style:family="table-row">
      <style:table-row-properties style:min-row-height="0.3778in" fo:keep-together="auto"/>
    </style:style>
    <style:style style:name="Table26.A3" style:family="table-cell">
      <style:table-cell-properties style:vertical-align="middle" fo:padding="0.0694in" fo:border="1pt solid #999999"/>
    </style:style>
    <style:style style:name="Table26.B3" style:family="table-cell">
      <style:table-cell-properties style:vertical-align="middle" fo:padding="0.0694in" fo:border="1pt solid #999999"/>
    </style:style>
    <style:style style:name="Table26.A4" style:family="table-cell">
      <style:table-cell-properties style:vertical-align="middle" fo:padding="0.0694in" fo:border="1pt solid #999999"/>
    </style:style>
    <style:style style:name="Table26.B4" style:family="table-cell">
      <style:table-cell-properties style:vertical-align="middle" fo:padding="0.0694in" fo:border="1pt solid #999999"/>
    </style:style>
    <style:style style:name="Table26.5" style:family="table-row">
      <style:table-row-properties style:min-row-height="0.6097in" fo:keep-together="auto"/>
    </style:style>
    <style:style style:name="Table26.A5" style:family="table-cell">
      <style:table-cell-properties style:vertical-align="middle" fo:padding="0.0694in" fo:border="1pt solid #999999"/>
    </style:style>
    <style:style style:name="Table26.B5" style:family="table-cell">
      <style:table-cell-properties style:vertical-align="middle" fo:padding="0.0694in" fo:border="1pt solid #999999"/>
    </style:style>
    <style:style style:name="Table26.A6" style:family="table-cell">
      <style:table-cell-properties style:vertical-align="middle" fo:padding="0.0694in" fo:border="1pt solid #999999"/>
    </style:style>
    <style:style style:name="Table26.B6" style:family="table-cell">
      <style:table-cell-properties style:vertical-align="middle" fo:padding="0.0694in" fo:border="1pt solid #999999"/>
    </style:style>
    <style:style style:name="Table27" style:family="table">
      <style:table-properties style:width="7in" fo:margin-left="0in" fo:margin-top="0in" fo:margin-bottom="0in" table:align="left"/>
    </style:style>
    <style:style style:name="Table27.A" style:family="table-column">
      <style:table-column-properties style:column-width="7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0000" fo:padding-left="0.075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Standard">
      <style:text-properties fo:font-size="2pt" fo:font-weight="bold" style:font-size-asian="2pt" style:font-weight-asian="bold" style:font-size-complex="2pt"/>
    </style:style>
    <style:style style:name="P4" style:family="paragraph" style:parent-style-name="Standard">
      <style:text-properties fo:font-size="4pt" fo:font-weight="bold" style:font-size-asian="4pt" style:font-weight-asian="bold" style:font-size-complex="4pt"/>
    </style:style>
    <style:style style:name="P5" style:family="paragraph" style:parent-style-name="Standard">
      <style:text-properties fo:font-size="1pt" style:font-size-asian="1pt" style:font-size-complex="1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text-properties fo:font-size="3pt" style:font-size-asian="3pt" style:font-size-complex="3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 style:list-style-name="WWNum12">
      <style:paragraph-properties fo:margin-left="0.5in" fo:margin-right="0in" fo:margin-top="0.1665in" fo:margin-bottom="0.139in" loext:contextual-spacing="false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2" style:family="paragraph" style:parent-style-name="Standard" style:list-style-name="WWNum12">
      <style:paragraph-properties fo:margin-left="0.5in" fo:margin-right="0in" fo:margin-top="0in" fo:margin-bottom="0.139in" loext:contextual-spacing="false" fo:line-height="150%" fo:text-align="justify" style:justify-single-word="false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margin-top="0in" fo:margin-bottom="0.139in" loext:contextual-spacing="false" fo:line-height="150%" fo:text-align="justify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margin-top="0.1665in" fo:margin-bottom="0in" loext:contextual-spacing="false" fo:line-height="115%" fo:text-align="start" style:justify-single-word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1665in" loext:contextual-spacing="false" fo:text-indent="-0.25in" style:auto-text-indent="false"/>
    </style:style>
    <style:style style:name="P22" style:family="paragraph" style:parent-style-name="Standard" style:list-style-name="WWNum10">
      <style:paragraph-properties fo:margin-left="0.5in" fo:margin-right="0in" fo:margin-top="0in" fo:margin-bottom="0.1665in" loext:contextual-spacing="false" fo:line-height="115%" fo:text-align="start" style:justify-single-word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line-height="115%" fo:text-indent="-0.25in" style:auto-text-indent="false"/>
    </style:style>
    <style:style style:name="P26" style:family="paragraph" style:parent-style-name="Standard">
      <style:paragraph-properties fo:margin-left="0in" fo:margin-right="0in" fo:margin-top="0.1665in" fo:margin-bottom="0.139in" loext:contextual-spacing="false" fo:line-height="150%" fo:text-align="justify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8" style:family="paragraph" style:parent-style-name="Standard">
      <style:paragraph-properties fo:margin-left="0in" fo:margin-right="0in" fo:line-height="115%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top="0.1945in" fo:margin-bottom="0.1665in" loext:contextual-spacing="false" fo:line-height="100%" fo:keep-together="auto" fo:keep-with-next="auto"/>
    </style:style>
    <style:style style:name="P32" style:family="paragraph" style:parent-style-name="Standard">
      <style:paragraph-properties fo:margin-top="0.1945in" fo:margin-bottom="0.1665in" loext:contextual-spacing="false" fo:line-height="100%"/>
    </style:style>
    <style:style style:name="P33" style:family="paragraph" style:parent-style-name="Standard">
      <style:paragraph-properties fo:margin-top="0in" fo:margin-bottom="0in" loext:contextual-spacing="false" fo:line-height="100%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36" style:family="paragraph" style:parent-style-name="Standard">
      <style:paragraph-properties fo:break-before="page"/>
      <style:text-properties fo:font-size="1pt" style:font-size-asian="1pt" style:font-size-complex="1pt"/>
    </style:style>
    <style:style style:name="P37" style:family="paragraph" style:parent-style-name="Standard">
      <style:paragraph-properties fo:margin-top="0.1665in" fo:margin-bottom="0.139in" loext:contextual-spacing="false" fo:line-height="100%"/>
    </style:style>
    <style:style style:name="P38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Heading_20_2">
      <style:text-properties fo:font-size="12pt" fo:font-weight="normal" style:font-size-asian="12pt" style:font-weight-asian="normal" style:font-size-complex="12pt"/>
    </style:style>
    <style:style style:name="P40" style:family="paragraph" style:parent-style-name="Heading_20_4">
      <style:paragraph-properties fo:line-height="150%"/>
      <style:text-properties fo:color="#000000"/>
    </style:style>
    <style:style style:name="P41" style:family="paragraph" style:parent-style-name="Heading_20_4">
      <style:paragraph-properties fo:line-height="150%" fo:break-before="page"/>
    </style:style>
    <style:style style:name="P42" style:family="paragraph" style:parent-style-name="Heading_20_4" style:master-page-name="Standard">
      <style:paragraph-properties fo:line-height="150%" fo:text-align="justify" style:justify-single-word="false" style:page-number="1"/>
    </style:style>
    <style:style style:name="P43" style:family="paragraph" style:parent-style-name="Heading_20_3">
      <style:paragraph-properties fo:line-height="150%" fo:text-align="center" style:justify-single-word="false"/>
    </style:style>
    <style:style style:name="P44" style:family="paragraph" style:parent-style-name="Heading_20_3">
      <style:paragraph-properties fo:margin-top="0.1945in" fo:margin-bottom="0.1665in" loext:contextual-spacing="false" fo:line-height="115%" fo:keep-together="auto" fo:keep-with-next="auto"/>
    </style:style>
    <style:style style:name="P4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style:font-name="Tiro Bangla" style:font-name-asian="Tiro Bangla1" style:font-name-complex="Tiro Bangla1"/>
    </style:style>
    <style:style style:name="T2" style:family="text">
      <style:text-properties fo:color="#000000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style:font-name="Tiro Bangla" fo:font-size="12pt" style:font-name-asian="Tiro Bangla1" style:font-size-asian="12pt" style:font-name-complex="Tiro Bangla1" style:font-size-complex="12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style:font-weight-asian="normal"/>
    </style:style>
    <style:style style:name="T8" style:family="text">
      <style:text-properties fo:color="#569cd6" style:font-name="Consolas" fo:background-color="#1e1e1e" loext:char-shading-value="0" style:font-name-asian="Consolas1" style:font-name-complex="Consolas1"/>
    </style:style>
    <style:style style:name="T9" style:family="text">
      <style:text-properties fo:color="#569cd6"/>
    </style:style>
    <style:style style:name="T10" style:family="text">
      <style:text-properties fo:color="#dcdcdc" style:font-name="Consolas" fo:background-color="#1e1e1e" loext:char-shading-value="0" style:font-name-asian="Consolas1" style:font-name-complex="Consolas1"/>
    </style:style>
    <style:style style:name="T11" style:family="text">
      <style:text-properties fo:color="#b8d7a3" style:font-name="Consolas" fo:background-color="#1e1e1e" loext:char-shading-value="0" style:font-name-asian="Consolas1" style:font-name-complex="Consolas1"/>
    </style:style>
    <style:style style:name="T12" style:family="text">
      <style:text-properties fo:color="#57a64a" style:font-name="Consolas" fo:font-style="italic" fo:background-color="#1e1e1e" loext:char-shading-value="0" style:font-name-asian="Consolas1" style:font-style-asian="italic" style:font-name-complex="Consolas1"/>
    </style:style>
    <style:style style:name="T13" style:family="text">
      <style:text-properties fo:color="#4ec9b0" style:font-name="Consolas" fo:background-color="#1e1e1e" loext:char-shading-value="0" style:font-name-asian="Consolas1" style:font-name-complex="Consolas1"/>
    </style:style>
    <style:style style:name="T14" style:family="text">
      <style:text-properties fo:color="#d69d85" style:font-name="Consolas" fo:background-color="#1e1e1e" loext:char-shading-value="0" style:font-name-asian="Consolas1" style:font-name-complex="Consolas1"/>
    </style:style>
    <style:style style:name="T15" style:family="text">
      <style:text-properties fo:font-size="33pt" style:font-size-asian="33pt" style:font-size-complex="33pt"/>
    </style:style>
    <style:style style:name="T16" style:family="text">
      <style:text-properties fo:color="#1155cc"/>
    </style:style>
    <style:style style:name="T17" style:family="text">
      <style:text-properties fo:color="#188038"/>
    </style:style>
    <style:style style:name="T18" style:family="text">
      <style:text-properties fo:color="#cc0000" fo:font-weight="bold" style:font-weight-asian="bold"/>
    </style:style>
    <style:style style:name="T19" style:family="text">
      <style:text-properties fo:color="#cc0000" fo:font-size="10pt" fo:font-style="italic" fo:font-weight="bold" style:font-size-asian="10pt" style:font-style-asian="italic" style:font-weight-asian="bold" style:font-size-complex="10pt"/>
    </style:style>
    <style:style style:name="T20" style:family="text">
      <style:text-properties fo:color="#cc0000" fo:font-size="10pt" fo:font-style="italic" style:font-size-asian="10pt" style:font-style-asian="italic" style:font-size-complex="10pt"/>
    </style:style>
    <style:style style:name="T21" style:family="text">
      <style:text-properties fo:color="#ffffff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fo:font-weight="bold" style:font-size-asian="9pt" style:font-weight-asian="bold" style:font-size-complex="9pt"/>
    </style:style>
    <style:style style:name="T24" style:family="text">
      <style:text-properties fo:color="#a4c2f4"/>
    </style:style>
    <style:style style:name="T25" style:family="text">
      <style:text-properties fo:color="#ffd966"/>
    </style:style>
    <style:style style:name="T26" style:family="text">
      <style:text-properties fo:color="#6aa84f"/>
    </style:style>
    <style:style style:name="T27" style:family="text">
      <style:text-properties fo:color="#38761d"/>
    </style:style>
    <style:style style:name="T28" style:family="text">
      <style:text-properties fo:font-size="3pt" style:font-size-asian="3pt" style:font-size-complex="3pt"/>
    </style:style>
    <style:style style:name="T29" style:family="text">
      <style:text-properties fo:color="#ececec" style:font-name="Roboto" fo:background-color="#171717" loext:char-shading-value="0" style:font-name-asian="Roboto1" style:font-name-complex="Robot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ekgroi1pzhrs"/><text:span text:style-name="T1">Important Note:</text:span></text:p>
      <text:list xml:id="list3448186665" text:style-name="WWNum12">
        <text:list-item>
          <text:p text:style-name="P10"><text:span text:style-name="T4">তোমাকে কোডের সব <text:s/>লজিক এবং ভ্যারিয়েবল <text:s/>গুলো ফাংশনের ভেতরে লিখতে হবে। কোন ভ্যরিয়েবল তুমি ফাংশনের বাইরে অর্থাৎ গ্লোবালি ডিক্লেয়ার করবেনা। </text:span></text:p>
        </text:list-item>
      </text:list>
      <text:list xml:id="list4240287378" text:style-name="WWNum4">
        <text:list-item>
          <text:p text:style-name="P11">ফাংশনের বাই<text:span text:style-name="T4">রে যদি কোড লিখে থাকো যেমন ধরো ফাংশন কে কল করা বা কনসোল করা সেগুলো সাবমিট করার আগে অবশ্যই ডিলেট করে দিতে হবে বা কমেন্ট করে দিতে হবে। </text:span></text:p>
        </text:list-item>
      </text:list>
      <text:list xml:id="list53241514568549" text:continue-list="list3448186665" text:style-name="WWNum12">
        <text:list-item>
          <text:p text:style-name="P12"><text:span text:style-name="T4">প্রশ্নে যে ফাংশনের নাম দেয়া হয়েছে সেটা ই ব্যবহার করতে হবে। অন্য নাম ব্যবহার করা যাবেনা। <text:s text:c="2"/></text:span></text:p>
        </text:list-item>
        <text:list-item>
          <text:p text:style-name="P12"><text:span text:style-name="T4">প্রতি টা প্রবলেম ভালো ভাবে পড়বে , লজিক খোজার চেষ্টা করবে, এবং এরপর কোড করে প্রবলেম টি সল্ভ করবে। </text:span></text:p>
        </text:list-item>
        <text:list-item>
          <text:p text:style-name="P12">চ্যালেঞ্জ অংশে যে শুধুমাত্র যে <text:s/>অংশ টুকুর জন্য ভ্যালিডেশন করতে বলা হয়েছে শুধু মাত্র তত টুকু ইমপ্লিমেন্ট করলে ই হবে। <text:s text:c="2"/>তার থেকে বেশী করার প্রয়োজন নেই। </text:p>
        </text:list-item>
      </text:list>
      <text:list xml:id="list1121168551" text:style-name="WWNum11">
        <text:list-item>
          <text:p text:style-name="P13"><text:span text:style-name="T4">প্রতি টা প্রবলেম এ ই দেখবে যে ফাংশন থেকে কিছু return করতে হবে। function থেকে specific যা রিটার্ন করতে বলা হয়েছে তা ই রিটার্ন করবে। এর বাইরে নিজের মনের মতো করে কিছু রিটার্ন করবেনা। <text:s/>console ও করবেনা । <text:s/>যদি এমন <text:s/>টা <text:s/>করো তাহলে কোড ঠিক থাকলে ও তুমি মার্ক পাবেনা।</text:span></text:p>
        </text:list-item>
      </text:list>
      <text:list xml:id="list53241025776377" text:continue-list="list53241514568549" text:style-name="WWNum12">
        <text:list-item>
          <text:p text:style-name="P10"><text:span text:style-name="T4">প্রশ্ন ভালো করে পড়বে। <text:s/>চ্যাটজিপিটি থেকে শুরু করে অন্য যেকোন এ আই টুল অথবা বন্ধুর হেল্প নেয়া যাবেনা। <text:s/>তুমি যদি এই কাজ টি করো এর মানে হলো নিজের পায়ে নিজে কুড়াল মারছো। <text:s/>আর আমাদের এ আই <text:s/>এক্সটেনশন যদি তোমার ফাংশন কে <text:s text:c="2"/>AI Generated হিসেবে ডিটেক্ট করে, <text:s/>তাহলে তুমি এসাইনমেন্ট এ জিরো পাবে।</text:span></text:p>
        </text:list-item>
      </text:list>
      <text:p text:style-name="P26"><text:span text:style-name="T6">Deadlineঃ</text:span></text:p>
      <text:p text:style-name="Standard">60 Marks Deadline Till 15 August 11.59 PM</text:p>
      <text:p text:style-name="Standard">50 Marks Deadline Till 17 August 11.59 PM</text:p>
      <text:p text:style-name="Standard">30 Marks Deadline - Any Time after 17 August 11.59 PM</text:p>
      <text:p text:style-name="Standard"/>
      <text:p text:style-name="P1"/>
      <text:p text:style-name="P1"/>
      <text:p text:style-name="P1"/>
      <text:p text:style-name="Heading_20_3"><text:bookmark text:name="_g2sd3h8jswl5"/>What to Submit: <text:span text:style-name="T7">শুধু মাত্র function গুলো কে <text:s/>কপি করে সাবমিট করে দিতে হবে। </text:span></text:p>
      <text:list xml:id="list3154611780" text:style-name="WWNum1">
        <text:list-item>
          <text:p text:style-name="P14">সবগুলো <text:s/>function কে কপি করে একটি আলাদা ফাইলে নিয়ে যান। </text:p>
        </text:list-item>
        <text:list-item>
          <text:p text:style-name="P16"><text:s/>যত console.log করা লাইন আছে। <text:s/>সব গুলো কে কেটে দিন / কমেন্ট করে দিন। </text:p>
        </text:list-item>
        <text:list-item>
          <text:p text:style-name="P16">এবার পুরো ফাইল টি কে কপি করে submission box এ পেস্ট করুন।</text:p>
        </text:list-item>
        <text:list-item>
          <text:p text:style-name="P21">নিচের এক্সাম্পল টি দেখুন। <text:s text:c="2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❌❌Wrong Submission </text:p>
          </table:table-cell>
          <table:table-cell table:style-name="Table1.B1" office:value-type="string">
            <text:p text:style-name="P29">✅✅ Perfect Submission</text:p>
          </table:table-cell>
        </table:table-row>
        <table:table-row table:style-name="Table1.1">
          <table:table-cell table:style-name="Table1.A2" office:value-type="string">
            <text:p text:style-name="P30"><text:span text:style-name="T8">let</text:span><text:span text:style-name="T10"> a = </text:span><text:span text:style-name="T11">20</text:span><text:span text:style-name="T10">; </text:span><text:span text:style-name="T12">//❌ <text:s/>global variable</text:span><text:span text:style-name="T10"><text:line-break/></text:span><text:span text:style-name="T8">function</text:span><text:span text:style-name="T10"> sum(a, b) {<text:line-break/> <text:s/></text:span><text:span text:style-name="T8">let</text:span><text:span text:style-name="T10"> sum = a + b;<text:line-break/> <text:s/></text:span><text:span text:style-name="T8">return</text:span><text:span text:style-name="T10"> sum;<text:line-break/>}<text:line-break/><text:line-break/></text:span><text:span text:style-name="T13">console</text:span><text:span text:style-name="T10">.log(sum(</text:span><text:span text:style-name="T11">10</text:span><text:span text:style-name="T10">, </text:span><text:span text:style-name="T11">2</text:span><text:span text:style-name="T10">)); </text:span><text:span text:style-name="T12">// ❌ Console</text:span><text:span text:style-name="T10"><text:line-break/><text:line-break/></text:span><text:span text:style-name="T8">function</text:span><text:span text:style-name="T10"> isNumber(num) {<text:line-break/> <text:s/></text:span><text:span text:style-name="T8">if</text:span><text:span text:style-name="T10"> (</text:span><text:span text:style-name="T8">typeof</text:span><text:span text:style-name="T10"> num == </text:span><text:span text:style-name="T14">"number"</text:span><text:span text:style-name="T10">) {<text:line-break/> <text:s text:c="3"/></text:span><text:span text:style-name="T8">return</text:span><text:span text:style-name="T10"> </text:span><text:span text:style-name="T8">true</text:span><text:span text:style-name="T10">;<text:line-break/> <text:s/>} </text:span><text:span text:style-name="T8">else</text:span><text:span text:style-name="T10"> {<text:line-break/> <text:s text:c="3"/></text:span><text:span text:style-name="T8">return</text:span><text:span text:style-name="T10"> </text:span><text:span text:style-name="T8">false</text:span><text:span text:style-name="T10">;<text:line-break/> <text:s/>}<text:line-break/>}<text:line-break/><text:line-break/>isNumber(</text:span><text:span text:style-name="T14">"hello"</text:span><text:span text:style-name="T10">); </text:span><text:span text:style-name="T12">// ❌ <text:s/>function Call</text:span><text:span text:style-name="T10"><text:line-break/><text:line-break/></text:span><text:span text:style-name="T8">function</text:span><text:span text:style-name="T10"> isHoliday(str) {<text:line-break/> <text:s/></text:span><text:span text:style-name="T8">if</text:span><text:span text:style-name="T10"> (str.toLowerCase() == </text:span><text:span text:style-name="T14">"friday"</text:span><text:span text:style-name="T10">) {<text:line-break/> <text:s text:c="3"/></text:span><text:span text:style-name="T8">return</text:span><text:span text:style-name="T10"> </text:span><text:span text:style-name="T8">true</text:span><text:span text:style-name="T10">;<text:line-break/> <text:s/>} </text:span><text:span text:style-name="T8">else</text:span><text:span text:style-name="T10"> </text:span><text:span text:style-name="T8">return</text:span><text:span text:style-name="T10"> </text:span><text:span text:style-name="T8">false</text:span><text:span text:style-name="T10">;<text:line-break/>}</text:span></text:p>
          </table:table-cell>
          <table:table-cell table:style-name="Table1.B2" office:value-type="string">
            <text:p text:style-name="P30"><text:span text:style-name="T8">function</text:span><text:span text:style-name="T10"> sum(a, b) {<text:line-break/> <text:s/></text:span><text:span text:style-name="T8">let</text:span><text:span text:style-name="T10"> sum = a + b;<text:line-break/> <text:s/></text:span><text:span text:style-name="T8">return</text:span><text:span text:style-name="T10"> sum;<text:line-break/>}<text:line-break/><text:line-break/></text:span><text:span text:style-name="T8">function</text:span><text:span text:style-name="T10"> isNumber(num) {<text:line-break/> <text:s/></text:span><text:span text:style-name="T8">if</text:span><text:span text:style-name="T10"> (</text:span><text:span text:style-name="T8">typeof</text:span><text:span text:style-name="T10"> num == </text:span><text:span text:style-name="T14">"number"</text:span><text:span text:style-name="T10">) {<text:line-break/> <text:s text:c="3"/></text:span><text:span text:style-name="T8">return</text:span><text:span text:style-name="T10"> </text:span><text:span text:style-name="T8">true</text:span><text:span text:style-name="T10">;<text:line-break/> <text:s/>} </text:span><text:span text:style-name="T8">else</text:span><text:span text:style-name="T10"> {<text:line-break/> <text:s text:c="3"/></text:span><text:span text:style-name="T8">return</text:span><text:span text:style-name="T10"> </text:span><text:span text:style-name="T8">false</text:span><text:span text:style-name="T10">;<text:line-break/> <text:s/>}<text:line-break/>}<text:line-break/></text:span><text:span text:style-name="T8">function</text:span><text:span text:style-name="T10"> isHoliday(str) {<text:line-break/> <text:s/></text:span><text:span text:style-name="T8">if</text:span><text:span text:style-name="T10"> (str.toLowerCase() == </text:span><text:span text:style-name="T14">"friday"</text:span><text:span text:style-name="T10">) {<text:line-break/> <text:s text:c="3"/></text:span><text:span text:style-name="T8">return</text:span><text:span text:style-name="T10"> </text:span><text:span text:style-name="T8">true</text:span><text:span text:style-name="T10">;<text:line-break/> <text:s/>} </text:span><text:span text:style-name="T8">else</text:span><text:span text:style-name="T10"> </text:span><text:span text:style-name="T8">return</text:span><text:span text:style-name="T10"> </text:span><text:span text:style-name="T8">false</text:span><text:span text:style-name="T10">;<text:line-break/>}</text:span></text:p>
          </table:table-cell>
        </table:table-row>
      </table:table>
      <text:p text:style-name="P43"><text:bookmark text:name="_mh0sh7zfhf80"/>Let’s Start The Journey of Problem Solving </text:p>
      <text:p text:style-name="P43"><text:bookmark text:name="_pk6gauvnt98w"/><text:span text:style-name="T15">😎</text:span></text:p>
      <text:p text:style-name="P41"><text:bookmark text:name="_brpisyq3bjil"/><text:span text:style-name="T2">Problem-01 : Train TT's Fine Calculator </text:span></text:p>
      <text:p text:style-name="Standard"><text:span text:style-name="T16">⚠️ Function Name Must be</text:span><text:span text:style-name="T17"> </text:span><text:span text:style-name="T18">totalFine()</text:span></text:p>
      <text:p text:style-name="Standard">ট্রেনের একজন TT হিসেবে কাজ করছেন রবিন। প্রতিদিন অসংখ্য যাত্রী টিকিট হারিয়ে ফেলেন কিংবা কাটেন ই না। টিকিটবিহীন যাত্রীদের জরিমানা করতে গিয়ে প্রতিবার ক্যালকুলেশন করতে অনেক সময় লাগে। তাই TT রবিন চায়, এমন একটি ফাংশন যেখানে যাত্রীর ট্রেন ভাড়া দিলেই জরিমানার নির্ভুল হিসাব চলে আসবে। <text:line-break/>তুমি যেহেতু প্রোগ্রামার , তাই তোমাকে রবিন সাহেবের জন্য <text:s/><text:span text:style-name="T6">totalFine </text:span>নামে একটা function তৈরী করে দিতে হবে। <text:s/>যেটা fare কে ইনপুট হিসেবে নেবে। <text:s/>এবং fine ক্যালকুলেট করে return করবে। <text:s text:c="2"/></text:p>
      <text:p text:style-name="Standard"><text:span text:style-name="T6">🧮 জরিমানা নির্ধারণের নিয়ম:</text:span></text:p>
      <text:p text:style-name="Standard">মোট জরিমানা = টিকিটের মূল ভাড়া + (২০% সারচার্জ) + অতিরিক্ত ৩০ টাকা সার্ভিস চার্জ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span text:style-name="T6">📥 Input:</text:span></text:p>
            <text:p text:style-name="P33">ফাংশনটি <text:s/>একটি পজিটিভ সংখ্যা (number) ইনপুট নেবে <text:s/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4"><text:bookmark text:name="_qyxdpx289qqq"/><text:span text:style-name="T3">🚀 </text:span><text:span text:style-name="T2">Output:</text:span></text:p>
            <text:list xml:id="list1798521704" text:style-name="WWNum10">
              <text:list-item>
                <text:p text:style-name="P15">Input এর <text:s/>ওপর ভিত্তি করে ফাংশনটি মোট <text:s/>জরিমানা হিসাব করে একটি সংখ্যা return করবে</text:p>
              </text:list-item>
              <text:list-item>
                <text:p text:style-name="P22">Output দশমিক সংখ্যা হতে পারে। </text:p>
              </text:list-item>
            </text:list>
            <text:p text:style-name="P33"><text:span text:style-name="T19">Note:</text:span><text:span text:style-name="T20"> তোমাকে অবশ্যই output টা রিটার্ন করতে হবে। <text:s/>console.log করলে কোন মার্ক পাবেনা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6">🚩Challenge:</text:span> <text:s/></text:p>
            <text:list xml:id="list444773614" text:style-name="WWNum2">
              <text:list-item>
                <text:p text:style-name="P23">যদি ইনপুট টি number না হয় <text:s/>অথবা <text:s/>পজিটিভ সংখ্যা না হয় <text:s/>তাহলে <text:s/>"Invalid" <text:s/>স্ট্রিং <text:s/>রিটার্ন করবে। </text:p>
              </text:list-item>
            </text:list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5"/>
            <text:p text:style-name="P33"><text:span text:style-name="T6">💡Hints:</text:span> <text:s/>যদি ইনপুট 200 <text:s/>হয়, তাহলে fine হবে: 200 × ( 20 / 100) + 30 = 270 Taka</text:p>
            <text:p text:style-name="P35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4"><text:span text:style-name="T21">SAMPLE INPUT</text:span></text:p>
          </table:table-cell>
          <table:table-cell table:style-name="Table6.B1" office:value-type="string">
            <text:p text:style-name="P34"><text:span text:style-name="T21">SAMPLE OUTPUT <text:s/>( number / invalid )</text:span></text:p>
          </table:table-cell>
        </table:table-row>
        <table:table-row table:style-name="Table6.1">
          <table:table-cell table:style-name="Table6.A2" office:value-type="string">
            <text:p text:style-name="P34">200</text:p>
          </table:table-cell>
          <table:table-cell table:style-name="Table6.B2" office:value-type="string">
            <text:p text:style-name="P34">270</text:p>
          </table:table-cell>
        </table:table-row>
        <table:table-row table:style-name="Table6.1">
          <table:table-cell table:style-name="Table6.A3" office:value-type="string">
            <text:p text:style-name="P34">0</text:p>
          </table:table-cell>
          <table:table-cell table:style-name="Table6.B3" office:value-type="string">
            <text:p text:style-name="P34">Invalid</text:p>
          </table:table-cell>
        </table:table-row>
        <table:table-row table:style-name="Table6.1">
          <table:table-cell table:style-name="Table6.A4" office:value-type="string">
            <text:p text:style-name="P34">50</text:p>
          </table:table-cell>
          <table:table-cell table:style-name="Table6.B4" office:value-type="string">
            <text:p text:style-name="P34">90</text:p>
          </table:table-cell>
        </table:table-row>
        <table:table-row table:style-name="Table6.1">
          <table:table-cell table:style-name="Table6.A5" office:value-type="string">
            <text:p text:style-name="P34">552</text:p>
          </table:table-cell>
          <table:table-cell table:style-name="Table6.B5" office:value-type="string">
            <text:p text:style-name="P34">692.4</text:p>
          </table:table-cell>
        </table:table-row>
        <table:table-row table:style-name="Table6.1">
          <table:table-cell table:style-name="Table6.A6" office:value-type="string">
            <text:p text:style-name="P34">-35</text:p>
          </table:table-cell>
          <table:table-cell table:style-name="Table6.B6" office:value-type="string">
            <text:p text:style-name="P34">Invalid</text:p>
          </table:table-cell>
        </table:table-row>
        <table:table-row table:style-name="Table6.1">
          <table:table-cell table:style-name="Table6.A7" office:value-type="string">
            <text:p text:style-name="P34">"65"</text:p>
          </table:table-cell>
          <table:table-cell table:style-name="Table6.B7" office:value-type="string">
            <text:p text:style-name="P34">Invalid</text:p>
          </table:table-cell>
        </table:table-row>
        <table:table-row table:style-name="Table6.1">
          <table:table-cell table:style-name="Table6.A8" office:value-type="string">
            <text:p text:style-name="P34">"Gorib tai ticket katinai"</text:p>
          </table:table-cell>
          <table:table-cell table:style-name="Table6.B8" office:value-type="string">
            <text:p text:style-name="P34">Invalid</text:p>
          </table:table-cell>
        </table:table-row>
      </table:table>
      <text:p text:style-name="Standard"><text:line-break/>নিচের কোড স্নিপেট টি কপি করো এবং requirement অনুযায়ী ফাংশন টি কমপ্লিট করো। <text:s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pan text:style-name="T24">function </text:span><text:span text:style-name="T25">totalFine</text:span><text:span text:style-name="T21">( fare ) {</text:span></text:p>
            <text:p text:style-name="P6"><text:span text:style-name="T26"><text:s text:c="10"/>// You have to write your code here</text:span></text:p>
            <text:p text:style-name="P6"><text:span text:style-name="T21">}</text:span></text:p>
          </table:table-cell>
        </table:table-row>
      </table:table>
      <text:p text:style-name="P26"><draw:rect text:anchor-type="as-char" style:rel-width="100%" draw:z-index="0" draw:style-name="gr1" draw:text-style-name="P45" svg:width="0.0012in" svg:height="0.0213in"><text:p/></draw:rect></text:p>
      <text:p text:style-name="P40"><text:bookmark text:name="_f1ovg999v3jz"/></text:p>
      <text:p text:style-name="P41"><text:bookmark text:name="_da5adntpcmjy"/><text:span text:style-name="T2">Problem-02 : Clean &amp; Capitalize Characters</text:span></text:p>
      <text:p text:style-name="Standard"><text:span text:style-name="T16">⚠️ Function Name Must be</text:span><text:span text:style-name="T17"> </text:span><text:span text:style-name="T18">onlyCharacter()</text:span></text:p>
      <text:p text:style-name="Standard">রাফি একজন উঠতি Ethical Hacker. 💻 সে প্রতিদিন নানা ধরণের এনক্রিপ্টেড তথ্য নিয়ে কাজ করে। সর্বশেষ এক মিশনে সে কিছু সিক্রেট বার্তা পায়, কিন্তু বার্তা গুলো তে মাঝখানে অনেক স্পেস, ছোট হাতের অক্ষর , বড় হাতের অক্ষর <text:s/>এবং নানা রকম গ্যাপ থাকে। যা পড়তে দুর্ভেদ্য লাগে। </text:p>
      <text:p text:style-name="Standard">রাফি চায়, সে যেন যেকোনো string ফরম্যাট করার জন্য একটি টুল বানাতে পারে, যা শুধুমাত্র <text:s/>ক্যারেক্টার রেখে বাকিটুকু বাদ দিবে এবং সব ক্যাপিটাল লেটারে রূপান্তর করবে। <text:s text:c="2"/><text:line-break/>তোমার কাজ হলো রাফির জন্য <text:s/><text:span text:style-name="T6">onlyCharacter</text:span>() নামের একটি ফাংশন তৈরি করা, যা যেকোনো স্ট্রিং ইনপুট থেকে শুধুমাত্র character বের করে সেই character গুলোর বড় হাতের সংস্করণ রিটার্ন করবে।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2"><text:span text:style-name="T6">📥 Input:</text:span></text:p>
            <text:list xml:id="list1024756526" text:style-name="WWNum9">
              <text:list-item>
                <text:p text:style-name="P17">ফাংশনের ইনপুট হবে একটি স্ট্রিং (string)।</text:p>
              </text:list-item>
              <text:list-item>
                <text:p text:style-name="P17">ইনপুট স্ট্রিং-এর মধ্যে অনেক স্পেস থাকতে পারে এবং character ছোট/বড় হাতের হতে পারে।</text:p>
              </text:list-item>
            </text:list>
            <text:p text:style-name="P27"/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4"><text:bookmark text:name="_mwb726u57fnu"/><text:span text:style-name="T3">🚀 </text:span><text:span text:style-name="T2">Output:</text:span></text:p>
            <text:list xml:id="list1843984717" text:style-name="WWNum5">
              <text:list-item>
                <text:p text:style-name="P24">ফাংশনটি সব স্পেস বাদ দিয়ে, অবশিষ্ট সব character কে <text:s/>ক্যাপিটাল লেটারে রূপান্তর করে রিটার্ন করবে।</text:p>
              </text:list-item>
            </text:list>
            <text:p text:style-name="P33"><text:span text:style-name="T19">Note:</text:span><text:span text:style-name="T20"> তোমাকে অবশ্যই output টা রিটার্ন করতে হবে। <text:s/>console.log করলে কোন মার্ক পাবেনা</text:span></text:p>
          </table:table-cell>
        </table:table-row>
      </table:table>
      <text:p text:style-name="P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text:span text:style-name="T6">🚩Challenge:</text:span> <text:s/>যদি ইনপুট টি string না হয় <text:s/>তাহলে <text:s/>"Invalid" <text:s/>স্ট্রিং <text:s/>রিটার্ন করবে। </text:p>
          </table:table-cell>
        </table:table-row>
      </table:table>
      <text:p text:style-name="P5"/>
      <text:p text:style-name="P3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4"><text:span text:style-name="T21">SAMPLE INPUT ( string ) </text:span></text:p>
          </table:table-cell>
          <table:table-cell table:style-name="Table11.B1" office:value-type="string">
            <text:p text:style-name="P34"><text:span text:style-name="T21">SAMPLE OUTPUT (string) </text:span></text:p>
          </table:table-cell>
        </table:table-row>
        <table:table-row table:style-name="Table11.1">
          <table:table-cell table:style-name="Table11.A2" office:value-type="string">
            <text:p text:style-name="P34">" <text:s/>h e llo wor <text:s text:c="2"/>ld" </text:p>
          </table:table-cell>
          <table:table-cell table:style-name="Table11.B2" office:value-type="string">
            <text:p text:style-name="P34">HELLOWORLD</text:p>
          </table:table-cell>
        </table:table-row>
        <table:table-row table:style-name="Table11.1">
          <table:table-cell table:style-name="Table11.A3" office:value-type="string">
            <text:p text:style-name="P34">"Cy <text:s text:c="2"/>bar- At <text:s/>tac k <text:s/>"</text:p>
          </table:table-cell>
          <table:table-cell table:style-name="Table11.B3" office:value-type="string">
            <text:p text:style-name="P34">CYBER-ATTACK</text:p>
          </table:table-cell>
        </table:table-row>
        <table:table-row table:style-name="Table11.4">
          <table:table-cell table:style-name="Table11.A4" office:value-type="string">
            <text:p text:style-name="P34">" ha ck m e 1 @ru.c <text:s/>n <text:s/>"</text:p>
          </table:table-cell>
          <table:table-cell table:style-name="Table11.B4" office:value-type="string">
            <text:p text:style-name="P34">HACKME1@RU.CN</text:p>
          </table:table-cell>
        </table:table-row>
        <table:table-row table:style-name="Table11.1">
          <table:table-cell table:style-name="Table11.A5" office:value-type="string">
            <text:p text:style-name="P34">"Serv er : : Do wn"</text:p>
          </table:table-cell>
          <table:table-cell table:style-name="Table11.B5" office:value-type="string">
            <text:p text:style-name="P34">SERVER::DOWN</text:p>
          </table:table-cell>
        </table:table-row>
        <table:table-row table:style-name="Table11.1">
          <table:table-cell table:style-name="Table11.A6" office:value-type="string">
            <text:p text:style-name="P34">["hack", "me"]</text:p>
          </table:table-cell>
          <table:table-cell table:style-name="Table11.B6" office:value-type="string">
            <text:p text:style-name="P34">Invalid</text:p>
          </table:table-cell>
        </table:table-row>
        <table:table-row table:style-name="Table11.1">
          <table:table-cell table:style-name="Table11.A7" office:value-type="string">
            <text:p text:style-name="P34"><text:span text:style-name="T17">true</text:span></text:p>
          </table:table-cell>
          <table:table-cell table:style-name="Table11.B7" office:value-type="string">
            <text:p text:style-name="P34">Invalid</text:p>
          </table:table-cell>
        </table:table-row>
      </table:table>
      <text:p text:style-name="P7"/>
      <text:p text:style-name="Standard">নিচের কোড স্নিপেট টি কপি করো এবং ফাংশন টি কে উপরের রিকোয়ারমেন্ট অনুযায়ী কমপ্লিট করো। <text:s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"><text:span text:style-name="T24">function <text:s/></text:span><text:span text:style-name="T25">onlyCharacter</text:span><text:span text:style-name="T21">( str ) {</text:span></text:p>
            <text:p text:style-name="P6"><text:span text:style-name="T26"><text:s text:c="10"/>// You have to write your code here</text:span><text:span text:style-name="T21"><text:line-break/>}</text:span></text:p>
          </table:table-cell>
        </table:table-row>
      </table:table>
      <text:p text:style-name="P37"/>
      <text:p text:style-name="P40"><text:bookmark text:name="_kt5p9xybxebq"/></text:p>
      <text:p text:style-name="P41"><text:bookmark text:name="_pc04h4si0ffq"/><text:span text:style-name="T2">Problem-03 : FIFA Best Team Award </text:span></text:p>
      <text:p text:style-name="Standard"><text:span text:style-name="T16">⚠️ Function Name Must be</text:span><text:span text:style-name="T17"> </text:span><text:span text:style-name="T18">bestTeam()</text:span></text:p>
      <text:p text:style-name="P33">ফুটবল খেলার মাঠে শুধু গোল নয়, ফাউল, হলুদ কার্ড, লাল কার্ডও খুব গুরুত্বপূর্ণ! <text:line-break/>দুইটি দল খেলেছে—তারা কে কত ফাউল করেছে, কয়টা হলুদ কার্ড ও লাল কার্ড পেয়েছে তা দেখে বিচারক ঠিক করবে কে বেশি ফেয়ার প্লে করেছে। তোমার কাজ হচ্ছে একটি ফাংশন বানানো, যার নাম হবে <text:span text:style-name="T6">bestTeam</text:span>(). এই ফাংশনটি দুইটি দলের খেলার রিপোর্ট (object আকারে) ইনপুট হিসেবে নেবে আর রিটার্ন করবে সেই দলের নাম যে সবচেয়ে কম নিয়ম ভেঙেছে অর্থাৎ বেশি ফেয়ার ছিল।<text:span text:style-name="T6"> <text:s/></text:span></text:p>
      <text:p text:style-name="P33">👉 যেই দলের <text:s/>foul + redCard + yellowCard এর পরিমান <text:s/>কম → সেই দল বেশি ফেয়ার</text:p>
      <text:p text:style-name="P35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2"><text:span text:style-name="T6">📥 Input:</text:span></text:p>
            <text:list xml:id="list3350081820" text:style-name="WWNum7">
              <text:list-item>
                <text:p text:style-name="P18">ফাংশনটি ২টা object ইনপুট নেবে। প্রতিটা object-এ নিচের ৪টি property থাকবে:</text:p>
                <text:list>
                  <text:list-item>
                    <text:p text:style-name="P38">name: দলের নাম (string)</text:p>
                  </text:list-item>
                  <text:list-item>
                    <text:p text:style-name="P38">foul: কতবার ফাউল হয়েছে (number)</text:p>
                  </text:list-item>
                  <text:list-item>
                    <text:p text:style-name="P38">cardY: হলুদ কার্ড সংখ্যা (number)</text:p>
                  </text:list-item>
                  <text:list-item>
                    <text:p text:style-name="P38">cardR: লাল কার্ড সংখ্যা (number)</text:p>
                  </text:list-item>
                </text:list>
              </text:list-item>
            </text:list>
          </table:table-cell>
        </table:table-row>
      </table:table>
      <text:p text:style-name="P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4"><text:bookmark text:name="_1dj5eokey372"/><text:span text:style-name="T3">🚀 </text:span><text:span text:style-name="T2">Output:</text:span></text:p>
            <text:list xml:id="list2125991123" text:style-name="WWNum8">
              <text:list-item>
                <text:p text:style-name="P19">যেই দলের (foul + cardY + cardR ) কম → সে দলের name property এর ভ্যালু <text:s/>return করবে</text:p>
              </text:list-item>
              <text:list-item>
                <text:p text:style-name="P19">দুই দলের (foul + cardY + cardR ) সমান হলে → return করবে "Tie"</text:p>
              </text:list-item>
            </text:list>
            <text:p text:style-name="P27"/>
            <text:p text:style-name="P33"><text:span text:style-name="T19">Note:</text:span><text:span text:style-name="T20"> তোমাকে অবশ্যই output টা রিটার্ন করতে হবে। <text:s/>console.log করলে কোন মার্ক পাবেনা</text:span></text:p>
          </table:table-cell>
        </table:table-row>
      </table:table>
      <text:p text:style-name="P4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Standard"><text:span text:style-name="T6">🚩Challenge:</text:span> <text:s/>যদি ইনপুট গুলো <text:s/>Object না হয় <text:s/>তাহলে <text:s/>"Invalid" <text:s/>স্ট্রিং <text:s/>রিটার্ন করবে। </text:p>
          </table:table-cell>
        </table:table-row>
      </table:table>
      <text:p text:style-name="P5"/>
      <text:p text:style-name="P5"/>
      <text:p text:style-name="P5"/>
      <text:p text:style-name="P5"/>
      <text:p text:style-name="P3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4"><text:span text:style-name="T21">SAMPLE INPUT</text:span></text:p>
          </table:table-cell>
          <table:table-cell table:style-name="Table16.B1" office:value-type="string">
            <text:p text:style-name="P34"><text:span text:style-name="T21">SAMPLE OUTPUT (string) </text:span></text:p>
          </table:table-cell>
        </table:table-row>
        <table:table-row table:style-name="Table16.2">
          <table:table-cell table:style-name="Table16.A2" office:value-type="string">
            <text:p text:style-name="P34">{ <text:span text:style-name="T27">name</text:span>: "Brazil", <text:span text:style-name="T27">foul</text:span>: 5, <text:span text:style-name="T27">cardY</text:span>: 1, <text:span text:style-name="T27">cardR</text:span>: 0 },</text:p>
            <text:p text:style-name="P34">{ <text:span text:style-name="T27">name</text:span>: "Argentina", <text:span text:style-name="T27">foul</text:span>: 7, <text:span text:style-name="T27">cardY</text:span>: 0, <text:span text:style-name="T27">cardR</text:span>: 0 }</text:p>
          </table:table-cell>
          <table:table-cell table:style-name="Table16.B2" office:value-type="string">
            <text:p text:style-name="P34">Brazil</text:p>
          </table:table-cell>
        </table:table-row>
        <table:table-row table:style-name="Table16.2">
          <table:table-cell table:style-name="Table16.A3" office:value-type="string">
            <text:p text:style-name="P34">{ <text:span text:style-name="T27">name</text:span>: "Germany", <text:span text:style-name="T27">foul</text:span>: 12, <text:span text:style-name="T27">cardY</text:span>: 0, <text:span text:style-name="T27">cardR</text:span>: 0 },</text:p>
            <text:p text:style-name="P34">{ <text:span text:style-name="T27">name</text:span>: "Sweden", <text:span text:style-name="T27">foul</text:span>: 7, <text:span text:style-name="T27">cardY</text:span>: 4, <text:span text:style-name="T27">cardR</text:span>: 1 }</text:p>
          </table:table-cell>
          <table:table-cell table:style-name="Table16.B3" office:value-type="string">
            <text:p text:style-name="P34">Tie</text:p>
          </table:table-cell>
        </table:table-row>
        <table:table-row table:style-name="Table16.2">
          <table:table-cell table:style-name="Table16.A4" office:value-type="string">
            <text:p text:style-name="P34">{ <text:span text:style-name="T27">name</text:span>: "Germany", <text:span text:style-name="T27">foul</text:span>: 10, <text:span text:style-name="T27">cardY</text:span>: 1, <text:span text:style-name="T27">cardR</text:span>: 1 },</text:p>
            <text:p text:style-name="P34">{ <text:span text:style-name="T27">name</text:span>: "France", <text:span text:style-name="T27">foul</text:span>: 10, <text:span text:style-name="T27">cardY</text:span>: 2, <text:span text:style-name="T27">cardR</text:span>: 1 }</text:p>
          </table:table-cell>
          <table:table-cell table:style-name="Table16.B4" office:value-type="string">
            <text:p text:style-name="P34">Germany</text:p>
          </table:table-cell>
        </table:table-row>
        <table:table-row table:style-name="Table16.1">
          <table:table-cell table:style-name="Table16.A5" office:value-type="string">
            <text:p text:style-name="P34">{ <text:span text:style-name="T27">name</text:span>: "Germany", <text:span text:style-name="T27">foul</text:span>: 10, <text:span text:style-name="T27">cardY</text:span>: 1, <text:span text:style-name="T27">cardR</text:span>: 1 },"France"<text:line-break/></text:p>
          </table:table-cell>
          <table:table-cell table:style-name="Table16.B5" office:value-type="string">
            <text:p text:style-name="P34">Invalid</text:p>
          </table:table-cell>
        </table:table-row>
      </table:table>
      <text:p text:style-name="Standard"/>
      <text:p text:style-name="Standard">নিচের কোড স্নিপেট টি কপি করো এবং ফাংশন টি কে উপরের রিকোয়ারমেন্ট অনুযায়ী কমপ্লিট করো। <text:s/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"><text:span text:style-name="T24">function <text:s/></text:span><text:span text:style-name="T25">bestTeam</text:span><text:span text:style-name="T21">( </text:span><text:span text:style-name="T29">player1, player2 </text:span><text:span text:style-name="T21">) {</text:span></text:p>
            <text:p text:style-name="P6"><text:span text:style-name="T26"><text:s text:c="10"/>// You have to write your code here</text:span></text:p>
            <text:p text:style-name="P6"><text:span text:style-name="T21">}</text:span></text:p>
          </table:table-cell>
        </table:table-row>
      </table:table>
      <text:p text:style-name="P37"><draw:rect text:anchor-type="as-char" style:rel-width="100%" draw:z-index="1" draw:style-name="gr1" draw:text-style-name="P45" svg:width="0.0012in" svg:height="0.0213in"><text:p/></draw:rect></text:p>
      <text:p text:style-name="P40"><text:bookmark text:name="_9jb1d0jicb74"/></text:p>
      <text:p text:style-name="P41"><text:bookmark text:name="_xxze3d3u0o87"/><text:span text:style-name="T2">Problem-04: Same Same But Different <text:s/>😕 </text:span></text:p>
      <text:p text:style-name="P8"><text:span text:style-name="T16">⚠️ Function Name Must be</text:span><text:span text:style-name="T17"> </text:span><text:span text:style-name="T18">isSame()</text:span></text:p>
      <text:p text:style-name="P33">তোমার কাজ হচ্ছে একটি ফাংশন তৈরি করা যার নাম হবে <text:span text:style-name="T6">isSame</text:span>()। এই ফাংশনটি দুটি অ্যারে ইনপুট হিসেবে নেবে, তারপর চেক করবে — এই দুইটি অ্যারে Same কিনা <text:s/>যদি ২ টা <text:s/>Array সেইম হয় তাহলে ফাংশন টি return করবে true । <text:s/>আর না হলে return করবে false ।</text:p>
      <text:p text:style-name="P33">২ টা Array Same হবার শর্ত - <text:line-break/>🚩Array ২ টির length সমান হতে হবে।</text:p>
      <text:p text:style-name="P33">🚩Array ২ টির <text:s/>প্রতিটি index এর value exactly <text:s/>same হতে হবে।<text:line-break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2"><text:span text:style-name="T6">📥 Input:</text:span></text:p>
            <text:list xml:id="list53240515406769" text:continue-list="list3350081820" text:style-name="WWNum7">
              <text:list-item>
                <text:p text:style-name="P18">ফাংশন টি দুইটি <text:s/>Array ইনপুট হিসেবে নেবে। <text:line-break/>Array এর ভেতর যেকোন ধরনের primitive type data <text:s/>থাকতে পারে। </text:p>
              </text:list-item>
            </text:list>
            <text:p text:style-name="P33"/>
          </table:table-cell>
        </table:table-row>
      </table:table>
      <text:p text:style-name="P2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4"><text:bookmark text:name="_whxcuv455xyu"/><text:span text:style-name="T3">🚀 </text:span><text:span text:style-name="T2">Output:</text:span></text:p>
            <text:list xml:id="list53240948023544" text:continue-list="list2125991123" text:style-name="WWNum8">
              <text:list-item>
                <text:p text:style-name="P19">Function টি একটা boolean value return করবে। <text:s/></text:p>
              </text:list-item>
              <text:list-item>
                <text:p text:style-name="P19">যদি দুইটি অ্যারে সেইম হয় <text:s/>তাহলে ফাংশন return করবে true । <text:s/>আর <text:s/>অন্যথায় <text:s/>return করবে <text:s/>false</text:p>
              </text:list-item>
            </text:list>
            <text:p text:style-name="P33"/>
            <text:p text:style-name="P33"><text:span text:style-name="T19">Note:</text:span><text:span text:style-name="T20"> তোমাকে অবশ্যই output টা রিটার্ন করতে হবে। <text:s/>console.log করলে কোন মার্ক পাবেনা</text:span></text:p>
          </table:table-cell>
        </table:table-row>
      </table:table>
      <text:p text:style-name="P4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9"><text:span text:style-name="T6">🚩Challenge:</text:span> <text:s/></text:p>
            <text:p text:style-name="P28">যদি ইনপুট দুটি Array না হয়, তাহলে ফাংশন return করবে:"Invalid"</text:p>
          </table:table-cell>
        </table:table-row>
      </table:table>
      <text:p text:style-name="P5"/>
      <text:p text:style-name="P36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4"><text:span text:style-name="T21">SAMPLE INPUT</text:span></text:p>
          </table:table-cell>
          <table:table-cell table:style-name="Table21.B1" office:value-type="string">
            <text:p text:style-name="P34"><text:span text:style-name="T21">SAMPLE OUTPUT (boolean/string) </text:span></text:p>
          </table:table-cell>
        </table:table-row>
        <table:table-row table:style-name="Table21.1">
          <table:table-cell table:style-name="Table21.A2" office:value-type="string">
            <text:p text:style-name="P34">[1, 2, 3] , [1 , 2 , 3]</text:p>
          </table:table-cell>
          <table:table-cell table:style-name="Table21.B2" office:value-type="string">
            <text:p text:style-name="P34"><text:span text:style-name="T17">true</text:span></text:p>
          </table:table-cell>
        </table:table-row>
        <table:table-row table:style-name="Table21.1">
          <table:table-cell table:style-name="Table21.A3" office:value-type="string">
            <text:p text:style-name="P34">[34 , 5 ,7 ,9 ] [ 34 , 5 , 7 ]</text:p>
          </table:table-cell>
          <table:table-cell table:style-name="Table21.B3" office:value-type="string">
            <text:p text:style-name="P34"><text:span text:style-name="T17">false</text:span></text:p>
          </table:table-cell>
        </table:table-row>
        <table:table-row table:style-name="Table21.1">
          <table:table-cell table:style-name="Table21.A4" office:value-type="string">
            <text:p text:style-name="P34">[1, <text:span text:style-name="T9">undefined </text:span>, 3] , [1,<text:span text:style-name="T9">null</text:span> ,3]</text:p>
          </table:table-cell>
          <table:table-cell table:style-name="Table21.B4" office:value-type="string">
            <text:p text:style-name="P34"><text:span text:style-name="T17">false</text:span></text:p>
          </table:table-cell>
        </table:table-row>
        <table:table-row table:style-name="Table21.1">
          <table:table-cell table:style-name="Table21.A5" office:value-type="string">
            <text:p text:style-name="P34">[1 , 4 , 5] [1 , 4 , 5]</text:p>
          </table:table-cell>
          <table:table-cell table:style-name="Table21.B5" office:value-type="string">
            <text:p text:style-name="P34"><text:span text:style-name="T17">true</text:span></text:p>
          </table:table-cell>
        </table:table-row>
        <table:table-row table:style-name="Table21.1">
          <table:table-cell table:style-name="Table21.A6" office:value-type="string">
            <text:p text:style-name="P34">[1 , "4" , 4] [1 , 4 <text:s/>, 4]</text:p>
          </table:table-cell>
          <table:table-cell table:style-name="Table21.B6" office:value-type="string">
            <text:p text:style-name="P34"><text:span text:style-name="T17">false</text:span></text:p>
          </table:table-cell>
        </table:table-row>
        <table:table-row table:style-name="Table21.1">
          <table:table-cell table:style-name="Table21.A7" office:value-type="string">
            <text:p text:style-name="P34">[2 , 5 , 6] ,256</text:p>
          </table:table-cell>
          <table:table-cell table:style-name="Table21.B7" office:value-type="string">
            <text:p text:style-name="P34">Invalid</text:p>
          </table:table-cell>
        </table:table-row>
        <table:table-row table:style-name="Table21.1">
          <table:table-cell table:style-name="Table21.A8" office:value-type="string">
            <text:p text:style-name="P34">{data: [2 , 5 , 6] } , [2 , 5 , 6]</text:p>
          </table:table-cell>
          <table:table-cell table:style-name="Table21.B8" office:value-type="string">
            <text:p text:style-name="P34">Invalid</text:p>
          </table:table-cell>
        </table:table-row>
      </table:table>
      <text:p text:style-name="Standard"/>
      <text:p text:style-name="Standard">নিচের কোড স্নিপেট টি কপি করো এবং ফাংশন টি কে উপরের রিকোয়ারমেন্ট অনুযায়ী কমপ্লিট করো। <text:s/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6"><text:span text:style-name="T24">function <text:s/></text:span><text:span text:style-name="T25">isSame</text:span><text:span text:style-name="T21">(arr1 , </text:span><text:span text:style-name="T29">arr2 </text:span><text:span text:style-name="T21">) {</text:span></text:p>
            <text:p text:style-name="P6"><text:span text:style-name="T26"><text:s text:c="10"/>// You have to write your code here</text:span></text:p>
            <text:p text:style-name="P6"><text:span text:style-name="T21">}</text:span></text:p>
          </table:table-cell>
        </table:table-row>
      </table:table>
      <text:p text:style-name="P39"><text:bookmark text:name="_gzd592o6xs2c"/></text:p>
      <text:p text:style-name="P40"><text:bookmark text:name="_2wsontn310s7"/></text:p>
      <text:p text:style-name="P41"><text:bookmark text:name="_l98knu7rjf4u"/><text:span text:style-name="T2">Problem-05: Exam Result Report Generator</text:span></text:p>
      <text:p text:style-name="Standard"><text:span text:style-name="T16">⚠️ Function Name Must be</text:span><text:span text:style-name="T17"> </text:span><text:span text:style-name="T18">resultReport()</text:span></text:p>
      <text:p text:style-name="P33">তোমাকে <text:s/><text:span text:style-name="T6">resultReport</text:span>() <text:s/>নামে একটা ফাংশন বানাতে হবে , যেটা একটি নাম্বারের Array ইনপুট হিসেবে নেবে (যেখানে একজন student এর <text:s/>মার্কসগুলো থাকবে) এবং রিটার্ন করবে একটি object, যেখানে থাকবে ৩ টি প্রোপার্টি —</text:p>
      <text:p text:style-name="P27"><text:span text:style-name="T6">finalScore </text:span>: <text:s/>পরীক্ষার গড় নম্বর <text:s/>| <text:s/><text:span text:style-name="T6">pass</text:span>: মোট কয়টি বিষয় পাস করেছে <text:s/>| <text:s/><text:span text:style-name="T6">fail</text:span>: কয়টি বিষয় ফেল করেছে<text:line-break/><text:span text:style-name="T6">মনে রাখতে হবেঃ</text:span> <text:s/></text:p>
      <text:p text:style-name="P27">👉 প্রতিটি সাবজেক্টে পাশ মার্ক হলো <text:s/>40 </text:p>
      <text:p text:style-name="P33">👉 finalScore কখনো দশমিক হবেনা। এটাকে rounded করে <text:s/>পুর্ন সংখ্যায় রুপান্তর করতে হবে। <text:s text:c="3"/></text:p>
      <text:p text:style-name="P33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2"><text:span text:style-name="T6">📥 Input:</text:span></text:p>
            <text:list xml:id="list53241908714936" text:continue-list="list53240515406769" text:style-name="WWNum7">
              <text:list-item>
                <text:p text:style-name="P18">Function টি একটি array ইনপুট নেবে, যেটিতে থাকবে প্রতিটি পরীক্ষায় প্রাপ্ত number<text:line-break/></text:p>
              </text:list-item>
            </text:list>
          </table:table-cell>
        </table:table-row>
      </table:table>
      <text:p text:style-name="P2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4"><text:bookmark text:name="_4cc25cfgsgmw"/><text:span text:style-name="T3">🚀 </text:span><text:span text:style-name="T2">Output:</text:span></text:p>
            <text:p text:style-name="P27">Output হবে একটি object , যার ভেতরে 3 টা প্রোপার্টি থাকবে। </text:p>
            <text:p text:style-name="P33"/>
            <text:list xml:id="list3774096338" text:style-name="WWNum3">
              <text:list-item>
                <text:p text:style-name="P20">finalScore : শিক্ষার্থীর গড় নম্বর <text:s/>( rounded ) <text:s/></text:p>
              </text:list-item>
              <text:list-item>
                <text:p text:style-name="P20">pass: মোট কয়টি বিষয় পাস করেছে</text:p>
              </text:list-item>
              <text:list-item>
                <text:p text:style-name="P20">fail: আর কয়টি বিষয় ফেল করেছে</text:p>
              </text:list-item>
            </text:list>
            <text:p text:style-name="P33"><text:span text:style-name="T19">Note:</text:span><text:span text:style-name="T20"> তোমাকে অবশ্যই output টা রিটার্ন করতে হবে। <text:s/>console.log করলে কোন মার্ক পাবেনা</text:span></text:p>
          </table:table-cell>
        </table:table-row>
      </table:table>
      <text:p text:style-name="P4"/>
      <text:p text:style-name="P4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9"><text:span text:style-name="T6">🚩Challenge:</text:span> <text:s/></text:p>
            <text:list xml:id="list1724429838" text:style-name="WWNum6">
              <text:list-item>
                <text:p text:style-name="P25">ইনপুট <text:s/>যদি Array না হয় <text:s/>তাহলে <text:s text:c="2"/>"Invalid" return করবে। <text:s/></text:p>
              </text:list-item>
            </text:list>
          </table:table-cell>
        </table:table-row>
      </table:table>
      <text:p text:style-name="P5"/>
      <text:p text:style-name="P36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34"><text:span text:style-name="T21">SAMPLE INPUT</text:span></text:p>
          </table:table-cell>
          <table:table-cell table:style-name="Table26.B1" office:value-type="string">
            <text:p text:style-name="P34"><text:span text:style-name="T21">SAMPLE OUTPUT ( object / string ) </text:span></text:p>
          </table:table-cell>
        </table:table-row>
        <table:table-row table:style-name="Table26.1">
          <table:table-cell table:style-name="Table26.A2" office:value-type="string">
            <text:p text:style-name="P34">[]</text:p>
          </table:table-cell>
          <table:table-cell table:style-name="Table26.B2" office:value-type="string">
            <text:p text:style-name="P34">{ finalScore: 0<text:span text:style-name="T17"> </text:span>, pass: 0, fail: 0 }</text:p>
            <text:p text:style-name="P34"><text:span text:style-name="T22">//explore <text:s text:c="2"/>why <text:s/>you got </text:span><text:span text:style-name="T23">NaN 😉</text:span></text:p>
          </table:table-cell>
        </table:table-row>
        <table:table-row table:style-name="Table26.3">
          <table:table-cell table:style-name="Table26.A3" office:value-type="string">
            <text:p text:style-name="P34">[98, 87, 67, 91, 92, 33, 87]</text:p>
          </table:table-cell>
          <table:table-cell table:style-name="Table26.B3" office:value-type="string">
            <text:p text:style-name="P34">{ finalScore: 79, pass: 6, fail: 1 }</text:p>
          </table:table-cell>
        </table:table-row>
        <table:table-row table:style-name="Table26.1">
          <table:table-cell table:style-name="Table26.A4" office:value-type="string">
            <text:p text:style-name="P34">[99, 87, 67, 12 ,87]</text:p>
          </table:table-cell>
          <table:table-cell table:style-name="Table26.B4" office:value-type="string">
            <text:p text:style-name="P34">{ finalScore: 70, pass: 4, fail: 1 } </text:p>
          </table:table-cell>
        </table:table-row>
        <table:table-row table:style-name="Table26.5">
          <table:table-cell table:style-name="Table26.A5" office:value-type="string">
            <text:p text:style-name="P34">[99]</text:p>
          </table:table-cell>
          <table:table-cell table:style-name="Table26.B5" office:value-type="string">
            <text:p text:style-name="P34">{ finalScore: 99, pass: 1, fail: 0 }</text:p>
          </table:table-cell>
        </table:table-row>
        <table:table-row table:style-name="Table26.1">
          <table:table-cell table:style-name="Table26.A6" office:value-type="string">
            <text:p text:style-name="P34">100</text:p>
          </table:table-cell>
          <table:table-cell table:style-name="Table26.B6" office:value-type="string">
            <text:p text:style-name="P34">Invalid</text:p>
          </table:table-cell>
        </table:table-row>
      </table:table>
      <text:p text:style-name="Standard"/>
      <text:p text:style-name="Standard">নিচের কোড স্নিপেট টি কপি করো এবং ফাংশন টি কে উপরের রিকোয়ারমেন্ট অনুযায়ী কমপ্লিট করো।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6"><text:span text:style-name="T24">function <text:s/></text:span><text:span text:style-name="T25">resultReport</text:span><text:span text:style-name="T21">( marks ) {</text:span></text:p>
            <text:p text:style-name="P6"><text:span text:style-name="T26"><text:s text:c="10"/>// You have to write your code here</text:span></text:p>
            <text:p text:style-name="P6"><text:span text:style-name="T21">}</text:span></text:p>
          </table:table-cell>
        </table:table-row>
      </table:table>
      <text:p text:style-name="Heading_20_2"><text:bookmark text:name="_h7lwvu7idcxc"/><draw:rect text:anchor-type="as-char" style:rel-width="100%" draw:z-index="2" draw:style-name="gr2" draw:text-style-name="P45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Tiro Bangla" svg:font-family="'Tiro Bangl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ro Bangla1" svg:font-family="'Tiro Bangl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ro Bangla" fo:font-size="12pt" fo:language="en" fo:country="none" style:letter-kerning="false" style:font-name-asian="Tiro Bangla1" style:font-size-asian="12pt" style:language-asian="zh" style:country-asian="CN" style:font-name-complex="Tiro Bangl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ro Bangla" fo:font-size="12pt" fo:language="en" fo:country="none" style:letter-kerning="false" style:font-name-asian="Tiro Bangla1" style:font-size-asian="12pt" style:language-asian="zh" style:country-asian="CN" style:font-name-complex="Tiro Bangl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665in" fo:margin-bottom="0.1665in" loext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3pt" fo:font-weight="bold" style:font-size-asian="13pt" style:font-weight-asian="bold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39in" fo:margin-bottom="0.0555in" loext:contextual-spacing="false" fo:line-height="100%" fo:keep-together="always" fo:keep-with-next="always"/>
      <style:text-properties fo:color="#1c4587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835in" fo:margin-bottom="0.139in" loext:contextual-spacing="false" fo:line-height="100%" fo:keep-together="always" fo:keep-with-next="always"/>
      <style:text-properties fo:color="#1155cc" fo:font-size="12pt" fo:font-weight="bold" style:font-size-asian="12pt" style:font-weight-asian="bold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in" fo:margin-bottom="0.139in" loext:contextual-spacing="false" fo:line-height="100%" fo:keep-together="always" fo:keep-with-next="always"/>
      <style:text-properties fo:color="#ffffff" fo:font-size="10pt" fo:background-color="#0b5394" style:font-size-asian="10pt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ro Bangla" fo:font-family="'Tiro Bangla'" style:font-family-generic="roman" style:font-pitch="variable"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Tiro Bangla" fo:font-family="'Tiro Bangla'" style:font-family-generic="roman" style:font-pitch="variable"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5in" fo:margin-right="0.75in" fo:background-color="#ffffff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7" meta:image-count="0" meta:object-count="0" meta:page-count="10" meta:paragraph-count="186" meta:word-count="1744" meta:character-count="7773" meta:non-whitespace-character-count="5954"/>
    <meta:generator>LibreOfficeDev/6.0.5.2$Linux_X86_64 LibreOffice_project/</meta:generator>
  </office:meta>
</office:document-meta>
</file>